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8D0000008D50A6BB6870B93D91.png" manifest:media-type="image/png"/>
  <manifest:file-entry manifest:full-path="Pictures/10000201000000E2000000E2887A09A5033691D3.png" manifest:media-type="image/png"/>
  <manifest:file-entry manifest:full-path="Pictures/100002010000008D0000008D44781B0777220067.png" manifest:media-type="image/png"/>
  <manifest:file-entry manifest:full-path="Pictures/100002010000008D0000008D241D187B713432D1.png" manifest:media-type="image/png"/>
  <manifest:file-entry manifest:full-path="Pictures/100002010000008D0000008D30C3B81476AF0F2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in" fo:margin-right="-0.5618in" fo:text-indent="0in" style:auto-text-indent="false" style:page-number="auto" fo:background-color="transparent" style:writing-mode="lr-t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3.3091in" svg:height="3.4535in" draw:z-index="0"><draw:image xlink:href="Pictures/10000201000000E2000000E2887A09A5033691D3.png" xlink:type="simple" xlink:show="embed" xlink:actuate="onLoad"/></draw:frame><draw:frame draw:style-name="fr2" draw:name="Image2" text:anchor-type="paragraph" svg:x="0.6307in" svg:y="4.0209in" svg:width="1.4689in" svg:height="1.4689in" draw:z-index="1"><draw:image xlink:href="Pictures/100002010000008D0000008D44781B0777220067.png" xlink:type="simple" xlink:show="embed" xlink:actuate="onLoad"/></draw:frame><draw:frame draw:style-name="fr2" draw:name="Image3" text:anchor-type="paragraph" svg:x="2.4016in" svg:y="4.0102in" svg:width="1.4689in" svg:height="1.4689in" draw:z-index="2"><draw:image xlink:href="Pictures/100002010000008D0000008D241D187B713432D1.png" xlink:type="simple" xlink:show="embed" xlink:actuate="onLoad"/></draw:frame><draw:frame draw:style-name="fr2" draw:name="Image5" text:anchor-type="paragraph" svg:x="5.9429in" svg:y="4.0311in" svg:width="1.4689in" svg:height="1.4689in" draw:z-index="3"><draw:image xlink:href="Pictures/100002010000008D0000008D30C3B81476AF0F27.png" xlink:type="simple" xlink:show="embed" xlink:actuate="onLoad"/></draw:frame><draw:frame draw:style-name="fr2" draw:name="Image4" text:anchor-type="paragraph" svg:x="4.172in" svg:y="4.0209in" svg:width="1.4689in" svg:height="1.4689in" draw:z-index="4"><draw:image xlink:href="Pictures/100002010000008D0000008D50A6BB6870B93D91.png" xlink:type="simple" xlink:show="embed" xlink:actuate="onLoad"/></draw:frame><draw:frame draw:style-name="fr2" draw:name="Image6" text:anchor-type="paragraph" svg:x="4.0244in" svg:y="9.1819in" svg:width="1.4689in" svg:height="1.4689in" draw:z-index="5"><draw:image xlink:href="Pictures/100002010000008D0000008D50A6BB6870B93D91.png" xlink:type="simple" xlink:show="embed" xlink:actuate="onLoad"/></draw:frame><draw:frame draw:style-name="fr2" draw:name="Image7" text:anchor-type="paragraph" svg:x="2.8681in" svg:y="9.1819in" svg:width="1.4689in" svg:height="1.4689in" draw:z-index="6"><draw:image xlink:href="Pictures/100002010000008D0000008D241D187B713432D1.png" xlink:type="simple" xlink:show="embed" xlink:actuate="onLoad"/></draw:frame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3228in" fo:margin-right="0.195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0T14:07:06.691596480</meta:creation-date>
    <meta:editing-duration>PT12M9S</meta:editing-duration>
    <meta:editing-cycles>6</meta:editing-cycles>
    <meta:generator>LibreOffice/5.2.7.2$Linux_X86_64 LibreOffice_project/20m0$Build-2</meta:generator>
    <dc:date>2018-07-25T15:35:25.137801759</dc:date>
    <meta:document-statistic meta:table-count="0" meta:image-count="7" meta:object-count="0" meta:page-count="1" meta:paragraph-count="1" meta:word-count="0" meta:character-count="1" meta:non-whitespace-character-count="0"/>
  </office:meta>
</office:document-meta>
</file>